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1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3cm"/>
    </style:style>
    <style:style style:name="Таблица2.D" style:family="table-column">
      <style:table-column-properties style:column-width="0.499cm"/>
    </style:style>
    <style:style style:name="Таблица2.E" style:family="table-column">
      <style:table-column-properties style:column-width="2.503cm"/>
    </style:style>
    <style:style style:name="Таблица2.F" style:family="table-column">
      <style:table-column-properties style:column-width="0.497cm"/>
    </style:style>
    <style:style style:name="Таблица2.G" style:family="table-column">
      <style:table-column-properties style:column-width="4.25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1cm" fo:margin-left="0cm" fo:margin-top="0cm" fo:margin-bottom="0cm" table:align="left" style:writing-mode="lr-tb"/>
    </style:style>
    <style:style style:name="Таблица3.A" style:family="table-column">
      <style:table-column-properties style:column-width="9.253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1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6cm"/>
    </style:style>
    <style:style style:name="Таблица4.C" style:family="table-column">
      <style:table-column-properties style:column-width="3.048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1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none"/>
    </style:style>
    <style:style style:name="Таблица5.B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none"/>
    </style:style>
    <style:style style:name="Таблица6" style:family="table">
      <style:table-properties style:width="16.484cm" fo:margin-left="0cm" fo:margin-top="0cm" fo:margin-bottom="0cm" table:align="left" style:writing-mode="lr-tb"/>
    </style:style>
    <style:style style:name="Таблица6.A" style:family="table-column">
      <style:table-column-properties style:column-width="1.988cm"/>
    </style:style>
    <style:style style:name="Таблица6.B" style:family="table-column">
      <style:table-column-properties style:column-width="1.501cm"/>
    </style:style>
    <style:style style:name="Таблица6.C" style:family="table-column">
      <style:table-column-properties style:column-width="2.499cm"/>
    </style:style>
    <style:style style:name="Таблица6.D" style:family="table-column">
      <style:table-column-properties style:column-width="10.495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6.B1" style:family="table-cell">
      <style:table-cell-properties fo:padding-left="0.191cm" fo:padding-right="0.191cm" fo:padding-top="0.199cm" fo:padding-bottom="0.15cm" fo:border="0.5pt solid #000000"/>
    </style:style>
    <style:style style:name="Таблица6.D1" style:family="table-cell">
      <style:table-cell-properties fo:padding-left="0.191cm" fo:padding-right="0.191cm" fo:padding-top="0.199cm" fo:padding-bottom="0.15cm" fo:border="0.5pt solid #000000"/>
    </style:style>
    <style:style style:name="Таблица6.A2" style:family="table-cell">
      <style:table-cell-properties fo:padding-left="0.191cm" fo:padding-right="0.191cm" fo:padding-top="0.199cm" fo:padding-bottom="0.15cm" fo:border="0.5pt solid #000000"/>
    </style:style>
    <style:style style:name="Таблица6.A3" style:family="table-cell">
      <style:table-cell-properties fo:padding-left="0.191cm" fo:padding-right="0.191cm" fo:padding-top="0.199cm" fo:padding-bottom="0.15cm" fo:border="0.5pt solid #000000"/>
    </style:style>
    <style:style style:name="Таблица6.4" style:family="table-row">
      <style:table-row-properties style:min-row-height="4.39cm" fo:keep-together="auto"/>
    </style:style>
    <style:style style:name="Таблица6.A4" style:family="table-cell">
      <style:table-cell-properties fo:padding-left="0.191cm" fo:padding-right="0.191cm" fo:padding-top="0.199cm" fo:padding-bottom="0.15cm" fo:border="0.5pt solid #000000"/>
    </style:style>
    <style:style style:name="Таблица7" style:family="table">
      <style:table-properties style:width="16.484cm" fo:margin-left="0cm" fo:margin-top="0cm" fo:margin-bottom="0cm" table:align="left" style:writing-mode="lr-tb"/>
    </style:style>
    <style:style style:name="Таблица7.A" style:family="table-column">
      <style:table-column-properties style:column-width="1.988cm"/>
    </style:style>
    <style:style style:name="Таблица7.B" style:family="table-column">
      <style:table-column-properties style:column-width="1.501cm"/>
    </style:style>
    <style:style style:name="Таблица7.C" style:family="table-column">
      <style:table-column-properties style:column-width="2.499cm"/>
    </style:style>
    <style:style style:name="Таблица7.D" style:family="table-column">
      <style:table-column-properties style:column-width="10.49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7.B1" style:family="table-cell">
      <style:table-cell-properties fo:padding-left="0.191cm" fo:padding-right="0.191cm" fo:padding-top="0.199cm" fo:padding-bottom="0.15cm" fo:border="0.5pt solid #000000"/>
    </style:style>
    <style:style style:name="Таблица7.D1" style:family="table-cell">
      <style:table-cell-properties fo:padding-left="0.191cm" fo:padding-right="0.191cm" fo:padding-top="0.199cm" fo:padding-bottom="0.15cm" fo:border="0.5pt solid #000000"/>
    </style:style>
    <style:style style:name="Таблица7.A2" style:family="table-cell">
      <style:table-cell-properties fo:padding-left="0.191cm" fo:padding-right="0.191cm" fo:padding-top="0.199cm" fo:padding-bottom="0.15cm" fo:border="0.5pt solid #000000"/>
    </style:style>
    <style:style style:name="Таблица7.A3" style:family="table-cell">
      <style:table-cell-properties fo:padding-left="0.191cm" fo:padding-right="0.191cm" fo:padding-top="0.199cm" fo:padding-bottom="0.15cm" fo:border="0.5pt solid #000000"/>
    </style:style>
    <style:style style:name="Таблица7.A4" style:family="table-cell">
      <style:table-cell-properties fo:padding-left="0.191cm" fo:padding-right="0.191cm" fo:padding-top="0.199cm" fo:padding-bottom="0.15cm" fo:border="0.5pt solid #000000"/>
    </style:style>
    <style:style style:name="Таблица8" style:family="table">
      <style:table-properties style:width="16.484cm" fo:margin-left="0cm" fo:margin-top="0cm" fo:margin-bottom="0cm" table:align="left" style:writing-mode="lr-tb"/>
    </style:style>
    <style:style style:name="Таблица8.A" style:family="table-column">
      <style:table-column-properties style:column-width="1.988cm"/>
    </style:style>
    <style:style style:name="Таблица8.B" style:family="table-column">
      <style:table-column-properties style:column-width="1.501cm"/>
    </style:style>
    <style:style style:name="Таблица8.C" style:family="table-column">
      <style:table-column-properties style:column-width="2.499cm"/>
    </style:style>
    <style:style style:name="Таблица8.D" style:family="table-column">
      <style:table-column-properties style:column-width="10.495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8.B1" style:family="table-cell">
      <style:table-cell-properties fo:padding-left="0.191cm" fo:padding-right="0.191cm" fo:padding-top="0.199cm" fo:padding-bottom="0.15cm" fo:border="0.5pt solid #000000"/>
    </style:style>
    <style:style style:name="Таблица8.D1" style:family="table-cell">
      <style:table-cell-properties fo:padding-left="0.191cm" fo:padding-right="0.191cm" fo:padding-top="0.199cm" fo:padding-bottom="0.15cm" fo:border="0.5pt solid #000000"/>
    </style:style>
    <style:style style:name="Таблица8.A2" style:family="table-cell">
      <style:table-cell-properties fo:padding-left="0.191cm" fo:padding-right="0.191cm" fo:padding-top="0.199cm" fo:padding-bottom="0.15cm" fo:border="0.5pt solid #000000"/>
    </style:style>
    <style:style style:name="Таблица8.A3" style:family="table-cell">
      <style:table-cell-properties fo:padding-left="0.191cm" fo:padding-right="0.191cm" fo:padding-top="0.199cm" fo:padding-bottom="0.15cm" fo:border="0.5pt solid #000000"/>
    </style:style>
    <style:style style:name="Таблица8.A4" style:family="table-cell">
      <style:table-cell-properties fo:padding-left="0.191cm" fo:padding-right="0.191cm" fo:padding-top="0.199cm" fo:padding-bottom="0.15cm" fo:border="0.5pt solid #000000"/>
    </style:style>
    <style:style style:name="Таблица9" style:family="table">
      <style:table-properties style:width="16.484cm" fo:margin-left="0cm" fo:margin-top="0cm" fo:margin-bottom="0cm" table:align="left" style:writing-mode="lr-tb"/>
    </style:style>
    <style:style style:name="Таблица9.A" style:family="table-column">
      <style:table-column-properties style:column-width="1.988cm"/>
    </style:style>
    <style:style style:name="Таблица9.B" style:family="table-column">
      <style:table-column-properties style:column-width="1.501cm"/>
    </style:style>
    <style:style style:name="Таблица9.C" style:family="table-column">
      <style:table-column-properties style:column-width="2.499cm"/>
    </style:style>
    <style:style style:name="Таблица9.D" style:family="table-column">
      <style:table-column-properties style:column-width="10.495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9.B1" style:family="table-cell">
      <style:table-cell-properties fo:padding-left="0.191cm" fo:padding-right="0.191cm" fo:padding-top="0.199cm" fo:padding-bottom="0.15cm" fo:border="0.5pt solid #000000"/>
    </style:style>
    <style:style style:name="Таблица9.D1" style:family="table-cell">
      <style:table-cell-properties fo:padding-left="0.191cm" fo:padding-right="0.191cm" fo:padding-top="0.199cm" fo:padding-bottom="0.15cm" fo:border="0.5pt solid #000000"/>
    </style:style>
    <style:style style:name="Таблица9.A2" style:family="table-cell">
      <style:table-cell-properties fo:padding-left="0.191cm" fo:padding-right="0.191cm" fo:padding-top="0.199cm" fo:padding-bottom="0.15cm" fo:border="0.5pt solid #000000"/>
    </style:style>
    <style:style style:name="Таблица9.A3" style:family="table-cell">
      <style:table-cell-properties fo:padding-left="0.191cm" fo:padding-right="0.191cm" fo:padding-top="0.199cm" fo:padding-bottom="0.15cm" fo:border="0.5pt solid #000000"/>
    </style:style>
    <style:style style:name="Таблица9.A4" style:family="table-cell">
      <style:table-cell-properties fo:padding-left="0.191cm" fo:padding-right="0.191cm" fo:padding-top="0.199cm" fo:padding-bottom="0.15cm" fo:border="0.5pt solid #000000"/>
    </style:style>
    <style:style style:name="Таблица10" style:family="table">
      <style:table-properties style:width="16.484cm" fo:margin-left="0cm" fo:margin-top="0cm" fo:margin-bottom="0cm" table:align="left" style:writing-mode="lr-tb"/>
    </style:style>
    <style:style style:name="Таблица10.A" style:family="table-column">
      <style:table-column-properties style:column-width="1.988cm"/>
    </style:style>
    <style:style style:name="Таблица10.B" style:family="table-column">
      <style:table-column-properties style:column-width="1.501cm"/>
    </style:style>
    <style:style style:name="Таблица10.C" style:family="table-column">
      <style:table-column-properties style:column-width="2.499cm"/>
    </style:style>
    <style:style style:name="Таблица10.D" style:family="table-column">
      <style:table-column-properties style:column-width="10.495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10.B1" style:family="table-cell">
      <style:table-cell-properties fo:padding-left="0.191cm" fo:padding-right="0.191cm" fo:padding-top="0.199cm" fo:padding-bottom="0.15cm" fo:border="0.5pt solid #000000"/>
    </style:style>
    <style:style style:name="Таблица10.D1" style:family="table-cell">
      <style:table-cell-properties fo:padding-left="0.191cm" fo:padding-right="0.191cm" fo:padding-top="0.199cm" fo:padding-bottom="0.15cm" fo:border="0.5pt solid #000000"/>
    </style:style>
    <style:style style:name="Таблица10.A2" style:family="table-cell">
      <style:table-cell-properties fo:padding-left="0.191cm" fo:padding-right="0.191cm" fo:padding-top="0.199cm" fo:padding-bottom="0.15cm" fo:border="0.5pt solid #000000"/>
    </style:style>
    <style:style style:name="Таблица10.A3" style:family="table-cell">
      <style:table-cell-properties fo:padding-left="0.191cm" fo:padding-right="0.191cm" fo:padding-top="0.199cm" fo:padding-bottom="0.15cm" fo:border="0.5pt solid #000000"/>
    </style:style>
    <style:style style:name="Таблица10.A4" style:family="table-cell">
      <style:table-cell-properties fo:padding-left="0.191cm" fo:padding-right="0.191cm" fo:padding-top="0.199cm" fo:padding-bottom="0.15cm" fo:border="0.5pt solid #000000"/>
    </style:style>
    <style:style style:name="Таблица11" style:family="table">
      <style:table-properties style:width="16.484cm" fo:margin-left="0cm" fo:margin-top="0cm" fo:margin-bottom="0cm" table:align="left" style:writing-mode="lr-tb"/>
    </style:style>
    <style:style style:name="Таблица11.A" style:family="table-column">
      <style:table-column-properties style:column-width="1.988cm"/>
    </style:style>
    <style:style style:name="Таблица11.B" style:family="table-column">
      <style:table-column-properties style:column-width="1.501cm"/>
    </style:style>
    <style:style style:name="Таблица11.C" style:family="table-column">
      <style:table-column-properties style:column-width="2.499cm"/>
    </style:style>
    <style:style style:name="Таблица11.D" style:family="table-column">
      <style:table-column-properties style:column-width="10.495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11.B1" style:family="table-cell">
      <style:table-cell-properties fo:padding-left="0.191cm" fo:padding-right="0.191cm" fo:padding-top="0.199cm" fo:padding-bottom="0.15cm" fo:border="0.5pt solid #000000"/>
    </style:style>
    <style:style style:name="Таблица11.D1" style:family="table-cell">
      <style:table-cell-properties fo:padding-left="0.191cm" fo:padding-right="0.191cm" fo:padding-top="0.199cm" fo:padding-bottom="0.15cm" fo:border="0.5pt solid #000000"/>
    </style:style>
    <style:style style:name="Таблица11.A2" style:family="table-cell">
      <style:table-cell-properties fo:padding-left="0.191cm" fo:padding-right="0.191cm" fo:padding-top="0.199cm" fo:padding-bottom="0.15cm" fo:border="0.5pt solid #000000"/>
    </style:style>
    <style:style style:name="Таблица11.A3" style:family="table-cell">
      <style:table-cell-properties fo:padding-left="0.191cm" fo:padding-right="0.191cm" fo:padding-top="0.199cm" fo:padding-bottom="0.15cm" fo:border="0.5pt solid #000000"/>
    </style:style>
    <style:style style:name="Таблица11.A4" style:family="table-cell">
      <style:table-cell-properties fo:padding-left="0.191cm" fo:padding-right="0.191cm" fo:padding-top="0.199cm" fo:padding-bottom="0.15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282cm" style:contextual-spacing="false" fo:line-height="108%" fo:hyphenation-ladder-count="no-limit"/>
      <style:text-properties fo:font-size="14pt" style:font-size-asian="14pt" style:font-size-complex="14pt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cm" fo:margin-bottom="0.282cm" style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line-height="150%"/>
    </style:style>
    <style:style style:name="P7" style:family="paragraph" style:parent-style-name="No_20_Spacing">
      <style:paragraph-properties fo:line-height="150%" fo:text-align="justify" style:justify-single-word="false"/>
    </style:style>
    <style:style style:name="P8" style:family="paragraph" style:parent-style-name="No_20_Spacing">
      <style:paragraph-properties fo:text-align="center" style:justify-single-word="false"/>
    </style:style>
    <style:style style:name="P9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No_20_Spacing">
      <style:paragraph-properties fo:line-height="115%" fo:text-align="center" style:justify-single-word="false"/>
      <style:text-properties fo:font-size="14pt" style:font-size-asian="14pt" style:font-size-complex="14pt"/>
    </style:style>
    <style:style style:name="P11" style:family="paragraph" style:parent-style-name="No_20_Spacing">
      <style:text-properties fo:font-size="8pt" style:font-size-asian="8pt" style:font-size-complex="8pt"/>
    </style:style>
    <style:style style:name="P12" style:family="paragraph" style:parent-style-name="No_20_Spacing">
      <style:paragraph-properties fo:text-align="justify" style:justify-single-word="false"/>
      <style:text-properties fo:font-size="8pt" style:font-size-asian="8pt" style:font-size-complex="8pt"/>
    </style:style>
    <style:style style:name="P13" style:family="paragraph" style:parent-style-name="No_20_Spacing">
      <style:paragraph-properties fo:margin-top="0cm" fo:margin-bottom="0cm" style:contextual-spacing="false" fo:line-height="115%"/>
      <style:text-properties style:font-name="Cambria" fo:font-size="12pt" style:font-name-asian="Times New Roman" style:font-size-asian="12pt" style:language-asian="ru" style:country-asian="RU" style:font-size-complex="12pt"/>
    </style:style>
    <style:style style:name="P14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style:font-name-asian="Times New Roman" style:font-size-asian="12pt" style:language-asian="ru" style:country-asian="RU" style:font-size-complex="12pt"/>
    </style:style>
    <style:style style:name="P15" style:family="paragraph" style:parent-style-name="No_20_Spacing">
      <style:paragraph-properties fo:margin-top="0cm" fo:margin-bottom="0cm" style:contextual-spacing="false" fo:line-height="115%" fo:text-align="end" style:justify-single-word="false"/>
      <style:text-properties style:font-name="Cambria" fo:font-size="12pt" style:font-name-asian="Times New Roman" style:font-size-asian="12pt" style:language-asian="ru" style:country-asian="RU" style:font-size-complex="12pt"/>
    </style:style>
    <style:style style:name="P16" style:family="paragraph" style:parent-style-name="No_20_Spacing">
      <style:paragraph-properties fo:margin-top="0cm" fo:margin-bottom="0cm" style:contextual-spacing="false" fo:line-height="100%"/>
      <style:text-properties style:font-name="Cambria" fo:font-size="12pt" style:font-name-asian="Times New Roman" style:font-size-asian="12pt" style:language-asian="ru" style:country-asian="RU" style:font-size-complex="12pt"/>
    </style:style>
    <style:style style:name="P17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Times New Roman" style:font-size-asian="12pt" style:language-asian="ru" style:country-asian="RU" style:font-size-complex="12pt"/>
    </style:style>
    <style:style style:name="P18" style:family="paragraph" style:parent-style-name="No_20_Spacing">
      <style:paragraph-properties fo:margin-top="0cm" fo:margin-bottom="0cm" style:contextual-spacing="false" fo:line-height="100%"/>
      <style:text-properties style:font-name="Cambria" fo:font-size="12pt" style:font-name-asian="Times New Roman" style:font-size-asian="12pt" style:font-size-complex="12pt"/>
    </style:style>
    <style:style style:name="P19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style:font-name-asian="Times New Roman" style:font-size-asian="12pt" style:font-size-complex="12pt"/>
    </style:style>
    <style:style style:name="P20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language="en" fo:country="US" style:font-name-asian="Times New Roman" style:font-size-asian="12pt" style:language-asian="ru" style:country-asian="RU" style:font-size-complex="12pt"/>
    </style:style>
    <style:style style:name="P21" style:family="paragraph" style:parent-style-name="No_20_Spacing">
      <style:paragraph-properties fo:margin-top="0cm" fo:margin-bottom="0cm" style:contextual-spacing="false" fo:line-height="100%"/>
      <style:text-properties style:font-name="Cambria" fo:font-size="12pt" fo:language="en" fo:country="US" style:font-name-asian="Times New Roman" style:font-size-asian="12pt" style:font-size-complex="12pt"/>
    </style:style>
    <style:style style:name="P22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fo:language="en" fo:country="US" style:font-name-asian="Times New Roman" style:font-size-asian="12pt" style:font-size-complex="12pt"/>
    </style:style>
    <style:style style:name="P23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Times New Roman1" fo:font-size="10pt" style:font-name-asian="Times New Roman" style:font-size-asian="10pt" style:font-size-complex="10pt"/>
    </style:style>
    <style:style style:name="P24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text-position="super 58%" style:font-name="Cambria" fo:font-size="12pt" style:font-name-asian="Times New Roman" style:font-size-asian="12pt" style:language-asian="ru" style:country-asian="RU" style:font-size-complex="12pt"/>
    </style:style>
    <style:style style:name="P25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</style:style>
    <style:style style:name="P26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font-style="italic" fo:font-weight="bold" style:font-style-asian="italic" style:font-weight-asian="bold"/>
    </style:style>
    <style:style style:name="P27" style:family="paragraph" style:parent-style-name="No_20_Spacing">
      <style:paragraph-properties fo:margin-left="1.249cm" fo:margin-right="0cm" fo:line-height="150%" fo:text-align="justify" style:justify-single-word="false" fo:text-indent="0cm" style:auto-text-indent="false"/>
    </style:style>
    <style:style style:name="P28" style:family="paragraph" style:parent-style-name="No_20_Spacing">
      <style:paragraph-properties fo:margin-left="-0.187cm" fo:margin-right="-0.189cm" fo:margin-top="0cm" fo:margin-bottom="0cm" style:contextual-spacing="false" fo:line-height="100%" fo:text-indent="0cm" style:auto-text-indent="false"/>
      <style:text-properties style:font-name="Cambria" fo:font-size="12pt" style:font-name-asian="Times New Roman" style:font-size-asian="12pt" style:language-asian="ru" style:country-asian="RU" style:font-size-complex="12pt"/>
    </style:style>
    <style:style style:name="P29" style:family="paragraph" style:parent-style-name="ЛР">
      <style:paragraph-properties fo:line-height="115%" fo:text-align="center" style:justify-single-word="false"/>
      <style:text-properties fo:font-size="12pt" style:font-size-asian="12pt" style:font-size-complex="12pt"/>
    </style:style>
    <style:style style:name="P30" style:family="paragraph" style:parent-style-name="ЛР">
      <style:paragraph-properties fo:line-height="150%" fo:text-align="center" style:justify-single-word="false" fo:break-before="page"/>
      <style:text-properties fo:font-size="12pt" style:font-size-asian="12pt" style:font-size-complex="12pt"/>
    </style:style>
    <style:style style:name="P31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32" style:family="paragraph" style:parent-style-name="No_20_Spacing" style:list-style-name="WWNum3">
      <style:paragraph-properties fo:margin-left="2cm" fo:margin-right="0cm" fo:line-height="150%" fo:text-align="justify" style:justify-single-word="false" fo:text-indent="-0.75cm" style:auto-text-indent="false"/>
    </style:style>
    <style:style style:name="P33" style:family="paragraph" style:parent-style-name="No_20_Spacing" style:list-style-name="WWNum15">
      <style:paragraph-properties fo:margin-left="1.752cm" fo:margin-right="0cm" fo:line-height="150%" fo:text-align="justify" style:justify-single-word="false" fo:text-indent="-0.501cm" style:auto-text-indent="false"/>
    </style:style>
    <style:style style:name="P34" style:family="paragraph" style:parent-style-name="No_20_Spacing" style:list-style-name="WWNum7">
      <style:paragraph-properties fo:margin-left="1.752cm" fo:margin-right="0cm" fo:line-height="150%" fo:text-align="justify" style:justify-single-word="false" fo:text-indent="-0.501cm" style:auto-text-indent="false"/>
      <style:text-properties officeooo:rsid="00211104" officeooo:paragraph-rsid="00211104" fo:background-color="transparent"/>
    </style:style>
    <style:style style:name="P35" style:family="paragraph" style:parent-style-name="No_20_Spacing" style:list-style-name="WWNum1">
      <style:paragraph-properties fo:margin-left="0.751cm" fo:margin-right="0cm" fo:line-height="150%" fo:text-indent="-0.751cm" style:auto-text-indent="false"/>
    </style:style>
    <style:style style:name="P36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officeooo:rsid="0013cc69" officeooo:paragraph-rsid="0013cc69" fo:background-color="transparent" style:font-name-asian="Times New Roman" style:font-size-asian="12pt" style:language-asian="ru" style:country-asian="RU" style:font-size-complex="12pt"/>
    </style:style>
    <style:style style:name="P37" style:family="paragraph" style:parent-style-name="No_20_Spacing">
      <style:paragraph-properties fo:margin-top="0cm" fo:margin-bottom="0cm" style:contextual-spacing="false" fo:line-height="100%"/>
      <style:text-properties style:font-name="Cambria" fo:font-size="12pt" officeooo:rsid="0018058d" officeooo:paragraph-rsid="0018058d" style:font-name-asian="Times New Roman" style:font-size-asian="12pt" style:font-size-complex="12pt"/>
    </style:style>
    <style:style style:name="P38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style:font-name-asian="Times New Roman" style:font-size-asian="12pt" style:font-size-complex="12pt"/>
    </style:style>
    <style:style style:name="P39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9194a" style:font-name-asian="Times New Roman" style:font-size-asian="12pt" style:font-size-complex="12pt"/>
    </style:style>
    <style:style style:name="P40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c0906" style:font-name-asian="Times New Roman" style:font-size-asian="12pt" style:font-size-complex="12pt"/>
    </style:style>
    <style:style style:name="P41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dd36d" style:font-name-asian="Times New Roman" style:font-size-asian="12pt" style:font-size-complex="12pt"/>
    </style:style>
    <style:style style:name="P42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e6e71" style:font-name-asian="Times New Roman" style:font-size-asian="12pt" style:font-size-complex="12pt"/>
    </style:style>
    <style:style style:name="P43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f3e32" style:font-name-asian="Times New Roman" style:font-size-asian="12pt" style:font-size-complex="12pt"/>
    </style:style>
    <style:style style:name="P44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fefac" style:font-name-asian="Times New Roman" style:font-size-asian="12pt" style:font-size-complex="12pt"/>
    </style:style>
    <style:style style:name="P45" style:family="paragraph" style:parent-style-name="No_20_Spacing">
      <style:paragraph-properties fo:margin-top="0cm" fo:margin-bottom="0cm" style:contextual-spacing="false" fo:line-height="100%" fo:text-align="start" style:justify-single-word="false"/>
      <style:text-properties style:font-name="Cambria" fo:font-size="12pt" officeooo:paragraph-rsid="001e6e71" style:font-name-asian="Times New Roman" style:font-size-asian="12pt" style:font-size-complex="12pt"/>
    </style:style>
    <style:style style:name="P46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c0906" officeooo:paragraph-rsid="001c0906" style:font-name-asian="Times New Roman" style:font-size-asian="12pt" style:font-size-complex="12pt"/>
    </style:style>
    <style:style style:name="P47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rsid="001fefac" officeooo:paragraph-rsid="001fefac" style:font-name-asian="Times New Roman" style:font-size-asian="12pt" style:font-size-complex="12pt"/>
    </style:style>
    <style:style style:name="P48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Times New Roman1" fo:font-size="10pt" fo:background-color="transparent" style:font-name-asian="Times New Roman" style:font-size-asian="10pt" style:font-size-complex="10pt"/>
    </style:style>
    <style:style style:name="P49" style:family="paragraph" style:parent-style-name="No_20_Spacing">
      <style:paragraph-properties fo:margin-top="0cm" fo:margin-bottom="0cm" style:contextual-spacing="false" fo:text-align="center" style:justify-single-word="false" fo:orphans="0" fo:widows="0" fo:hyphenation-ladder-count="no-limit"/>
      <style:text-properties fo:color="#000000" loext:opacity="100%" fo:font-size="12pt" fo:language="en" fo:country="US" style:letter-kerning="false" fo:background-color="transparent" style:font-name-asian="Times New Roman" style:font-size-asian="12pt" style:language-asian="ru" style:country-asian="RU" style:font-name-complex="Times New Roman" style:font-size-complex="12pt" style:language-complex="ar" style:country-complex="SA" fo:hyphenate="false" fo:hyphenation-remain-char-count="2" fo:hyphenation-push-char-count="2" loext:hyphenation-no-caps="false"/>
    </style:style>
    <style:style style:name="P50" style:family="paragraph" style:parent-style-name="No_20_Spacing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fo:font-size="12pt" fo:language="ru" fo:country="RU" style:letter-kerning="false" fo:background-color="transparent" style:font-name-asian="Times New Roman" style:font-size-asian="12pt" style:language-asian="ru" style:country-asian="RU" style:font-name-complex="Times New Roman" style:font-size-complex="12pt" style:language-complex="ar" style:country-complex="SA" fo:hyphenate="false" fo:hyphenation-remain-char-count="2" fo:hyphenation-push-char-count="2" loext:hyphenation-no-caps="false"/>
    </style:style>
    <style:style style:name="P51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fo:font-size="12pt" officeooo:paragraph-rsid="001e6e71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ambria" fo:font-size="12pt" officeooo:paragraph-rsid="001fefac" style:font-name-asian="Times New Roman" style:font-size-asian="12pt" style:font-size-complex="12pt"/>
    </style:style>
    <style:style style:name="P53" style:family="paragraph" style:parent-style-name="ЛР" style:list-style-name="WWNum6"/>
    <style:style style:name="P54" style:family="paragraph" style:parent-style-name="ЛР" style:list-style-name="WWNum6">
      <style:text-properties fo:background-color="transparent"/>
    </style:style>
    <style:style style:name="P55" style:family="paragraph" style:parent-style-name="ЛР" style:list-style-name="WWNum2">
      <style:paragraph-properties fo:margin-left="2cm" fo:margin-right="0cm" fo:line-height="200%" fo:text-indent="-0.75cm" style:auto-text-indent="false"/>
      <style:text-properties fo:font-size="12pt" style:font-size-asian="12pt" style:font-size-complex="12pt"/>
    </style:style>
    <style:style style:name="P56" style:family="paragraph" style:parent-style-name="ЛР" style:list-style-name="WWNum6">
      <style:paragraph-properties fo:margin-left="2cm" fo:margin-right="0cm" fo:text-indent="-0.75cm" style:auto-text-indent="false"/>
      <style:text-properties fo:font-size="12pt" fo:background-color="transparent" style:font-size-asian="12pt" style:font-size-complex="12pt"/>
    </style:style>
    <style:style style:name="T1" style:family="text">
      <style:text-properties style:font-name="Cambria" fo:font-size="12pt" style:font-size-asian="12pt" style:font-size-complex="12pt"/>
    </style:style>
    <style:style style:name="T2" style:family="text">
      <style:text-properties style:font-name="Cambria" fo:font-size="12pt" style:font-size-asian="12pt" style:language-asian="ru" style:country-asian="RU" style:font-size-complex="12pt"/>
    </style:style>
    <style:style style:name="T3" style:family="text">
      <style:text-properties style:font-name="Cambria" fo:font-size="12pt" fo:language="en" fo:country="US" style:font-size-asian="12pt" style:font-size-complex="12pt"/>
    </style:style>
    <style:style style:name="T4" style:family="text">
      <style:text-properties style:font-name="Cambria" fo:font-size="12pt" fo:language="en" fo:country="US" style:font-size-asian="12pt" style:language-asian="ru" style:country-asian="RU" style:font-size-complex="12pt"/>
    </style:style>
    <style:style style:name="T5" style:family="text">
      <style:text-properties style:font-name="Cambria" fo:font-size="12pt" fo:language="en" fo:country="US" officeooo:rsid="0013cc69" style:font-size-asian="12pt" style:language-asian="ru" style:country-asian="RU" style:font-size-complex="12pt"/>
    </style:style>
    <style:style style:name="T6" style:family="text">
      <style:text-properties style:font-name="Cambria" style:font-name-asian="Times New Roman"/>
    </style:style>
    <style:style style:name="T7" style:family="text">
      <style:text-properties style:font-name="Cambria" officeooo:rsid="001e6e71" style:font-name-asian="Times New Roman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8058d" style:font-size-asian="12pt" style:font-size-complex="12pt"/>
    </style:style>
    <style:style style:name="T12" style:family="text">
      <style:text-properties fo:font-size="12pt" fo:background-color="transparent" loext:char-shading-value="0" style:font-size-asian="12pt" style:font-size-complex="12pt"/>
    </style:style>
    <style:style style:name="T13" style:family="text">
      <style:text-properties fo:font-size="12pt" fo:background-color="transparent" loext:char-shading-value="0" style:font-size-asian="12pt" style:font-size-complex="12pt"/>
    </style:style>
    <style:style style:name="T14" style:family="text">
      <style:text-properties fo:font-style="italic" fo:font-weight="bold" style:font-style-asian="italic" style:font-weight-asian="bold"/>
    </style:style>
    <style:style style:name="T15" style:family="text">
      <style:text-properties fo:font-style="italic" style:font-style-asian="italic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1dd36d"/>
    </style:style>
    <style:style style:name="T18" style:family="text">
      <style:text-properties fo:language="en" fo:country="US" officeooo:rsid="00211104"/>
    </style:style>
    <style:style style:name="T19" style:family="text">
      <style:text-properties fo:background-color="#999999" loext:char-shading-value="0"/>
    </style:style>
    <style:style style:name="T20" style:family="text">
      <style:text-properties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8058d"/>
    </style:style>
    <style:style style:name="T23" style:family="text">
      <style:text-properties fo:color="#000000" loext:opacity="100%" style:font-name="Cambria" fo:font-size="12pt" fo:font-weight="bold" officeooo:rsid="0018058d" fo:background-color="transparent" loext:char-shading-value="0" style:font-name-asian="Calibri" style:font-size-asian="12pt" style:font-weight-asian="bold" style:font-name-complex="Times New Roman" style:font-size-complex="12pt"/>
    </style:style>
    <style:style style:name="T24" style:family="text">
      <style:text-properties fo:color="#000000" loext:opacity="100%" style:font-name="Cambria" fo:font-size="12pt" fo:font-weight="bold" officeooo:rsid="0018058d" style:font-name-asian="Calibri" style:font-size-asian="12pt" style:font-weight-asian="bold" style:font-name-complex="Times New Roman" style:font-size-complex="12pt"/>
    </style:style>
    <style:style style:name="T25" style:family="text">
      <style:text-properties fo:color="#000000" loext:opacity="100%" style:font-name="Cambria" fo:language="ru" fo:country="RU" fo:font-weight="bold" officeooo:rsid="0018058d" style:font-name-asian="Calibri" style:font-weight-asian="bold" style:font-name-complex="Times New Roman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1c0906"/>
    </style:style>
    <style:style style:name="T28" style:family="text">
      <style:text-properties fo:language="ru" fo:country="RU" style:letter-kerning="false" style:language-asian="en" style:country-asian="US" style:font-name-complex="Times New Roman" style:language-complex="ar" style:country-complex="SA"/>
    </style:style>
    <style:style style:name="T29" style:family="text">
      <style:text-properties fo:language="ru" fo:country="RU" officeooo:rsid="001dd36d"/>
    </style:style>
    <style:style style:name="T30" style:family="text">
      <style:text-properties fo:language="ru" fo:country="RU" officeooo:rsid="001fefac"/>
    </style:style>
    <style:style style:name="T31" style:family="text">
      <style:text-properties officeooo:rsid="0019194a"/>
    </style:style>
    <style:style style:name="T32" style:family="text">
      <style:text-properties style:use-window-font-color="true" loext:opacity="0%" fo:font-size="11pt" fo:language="ru" fo:country="RU" style:letter-kerning="false" style:font-size-asian="11pt" style:language-asian="en" style:country-asian="US" style:font-name-complex="Times New Roman" style:font-size-complex="11pt" style:language-complex="ar" style:country-complex="SA"/>
    </style:style>
    <style:style style:name="T33" style:family="text">
      <style:text-properties style:use-window-font-color="true" loext:opacity="0%" fo:language="ru" fo:country="RU" style:letter-kerning="false" style:font-name-asian="Times New Roman" style:language-asian="en" style:country-asian="US" style:font-name-complex="Times New Roman" style:language-complex="ar" style:country-complex="SA"/>
    </style:style>
    <style:style style:name="T34" style:family="text">
      <style:text-properties style:use-window-font-color="true" loext:opacity="0%" fo:language="ru" fo:country="RU" officeooo:rsid="001e6e71" style:letter-kerning="false" style:language-asian="en" style:country-asian="US" style:font-name-complex="Times New Roman" style:language-complex="ar" style:country-complex="SA"/>
    </style:style>
    <style:style style:name="T35" style:family="text">
      <style:text-properties style:use-window-font-color="true" loext:opacity="0%" fo:language="ru" fo:country="RU" style:letter-kerning="false" style:language-asian="en" style:country-asian="US" style:font-name-complex="Times New Roman" style:language-complex="ar" style:country-complex="SA"/>
    </style:style>
    <style:style style:name="T36" style:family="text">
      <style:text-properties style:use-window-font-color="true" loext:opacity="0%" fo:language="ru" fo:country="RU" officeooo:rsid="001f3e32" style:letter-kerning="false" style:language-asian="en" style:country-asian="US" style:font-name-complex="Times New Roman" style:language-complex="ar" style:country-complex="SA"/>
    </style:style>
    <style:style style:name="T37" style:family="text">
      <style:text-properties style:use-window-font-color="true" loext:opacity="0%" fo:language="ru" fo:country="RU" officeooo:rsid="001c0906" style:letter-kerning="false" style:language-asian="en" style:country-asian="US" style:font-name-complex="Times New Roman" style:language-complex="ar" style:country-complex="SA"/>
    </style:style>
    <style:style style:name="T38" style:family="text">
      <style:text-properties style:use-window-font-color="true" loext:opacity="0%" fo:language="ru" fo:country="RU" officeooo:rsid="001fefac" style:letter-kerning="false" style:language-asian="en" style:country-asian="US" style:font-name-complex="Times New Roman" style:language-complex="ar" style:country-complex="SA"/>
    </style:style>
    <style:style style:name="T39" style:family="text">
      <style:text-properties style:use-window-font-color="true" loext:opacity="0%" style:font-name="Cambria" fo:language="ru" fo:country="RU" style:letter-kerning="false" style:language-asian="en" style:country-asian="US" style:font-name-complex="Times New Roman" style:language-complex="ar" style:country-complex="SA"/>
    </style:style>
    <style:style style:name="T40" style:family="text">
      <style:text-properties style:use-window-font-color="true" loext:opacity="0%" style:font-name="Cambria" fo:language="ru" fo:country="RU" officeooo:rsid="001e6e71" style:letter-kerning="false" style:font-name-asian="Times New Roman" style:language-asian="en" style:country-asian="US" style:font-name-complex="Times New Roman" style:language-complex="ar" style:country-complex="SA"/>
    </style:style>
    <style:style style:name="T41" style:family="text">
      <style:text-properties style:use-window-font-color="true" loext:opacity="0%" style:font-name="Cambria" fo:language="ru" fo:country="RU" style:letter-kerning="false" style:font-name-asian="Times New Roman" style:language-asian="en" style:country-asian="US" style:font-name-complex="Times New Roman" style:language-complex="ar" style:country-complex="SA"/>
    </style:style>
    <style:style style:name="T42" style:family="text">
      <style:text-properties style:use-window-font-color="true" loext:opacity="0%" style:font-name="Cambria" fo:language="ru" fo:country="RU" officeooo:rsid="001f3e32" style:letter-kerning="false" style:font-name-asian="Times New Roman" style:language-asian="en" style:country-asian="US" style:font-name-complex="Times New Roman" style:language-complex="ar" style:country-complex="SA"/>
    </style:style>
    <style:style style:name="T43" style:family="text">
      <style:text-properties style:use-window-font-color="true" loext:opacity="0%" fo:language="en" fo:country="US" style:letter-kerning="false" style:language-asian="en" style:country-asian="US" style:font-name-complex="Times New Roman" style:language-complex="ar" style:country-complex="SA"/>
    </style:style>
    <style:style style:name="T44" style:family="text">
      <style:text-properties officeooo:rsid="001af9ef"/>
    </style:style>
    <style:style style:name="T45" style:family="text">
      <style:text-properties officeooo:rsid="001c0906"/>
    </style:style>
    <style:style style:name="T46" style:family="text">
      <style:text-properties style:font-name="Cambria"/>
    </style:style>
    <style:style style:name="T47" style:family="text">
      <style:text-properties style:font-name="Cambria" fo:language="ru" fo:country="RU" style:letter-kerning="false" style:language-asian="en" style:country-asian="US" style:font-name-complex="Times New Roman" style:language-complex="ar" style:country-complex="SA"/>
    </style:style>
    <style:style style:name="T48" style:family="text">
      <style:text-properties officeooo:rsid="001dd36d"/>
    </style:style>
    <style:style style:name="T49" style:family="text">
      <style:text-properties officeooo:rsid="001e6e71"/>
    </style:style>
    <style:style style:name="T50" style:family="text">
      <style:text-properties officeooo:rsid="001f3e32"/>
    </style:style>
    <style:style style:name="T51" style:family="text">
      <style:text-properties officeooo:rsid="001fefac"/>
    </style:style>
    <style:style style:name="T52" style:family="text">
      <style:text-properties officeooo:rsid="00211104"/>
    </style:style>
    <style:style style:name="T53" style:family="text">
      <style:text-properties officeooo:rsid="00218721"/>
    </style:style>
    <style:style style:name="T54" style:family="text">
      <style:text-properties officeooo:rsid="0021d462"/>
    </style:style>
    <style:style style:name="T55" style:family="text">
      <style:text-properties officeooo:rsid="002433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НАУКИ И ВЫСШЕГО ОБРАЗОВАНИЯ РОССИЙСКОЙ ФЕДЕРАЦИИ</text:p>
      <text:p text:style-name="P5">Федеральное государственное автономное образовательное учреждение высшего образования</text:p>
      <text:p text:style-name="P4">«САНКТ-ПЕТЕРБУРГСКИЙ ГОСУДАРСТВЕННЫЙ УНИВЕРСИТЕТ</text:p>
      <text:p text:style-name="P4">АЭРОКОСМИЧЕСКОГО ПРИБОРОСТРОЕНИЯ»</text:p>
      <text:p text:style-name="P4"/>
      <text:p text:style-name="P4">КАФЕДРА КОМПЬЮТЕРНЫХ ТЕХНОЛОГИЙ</text:p>
      <text:p text:style-name="P4">И ПРОГРАММНОЙ ИНЖЕНЕРИИ (КАФЕДРА №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8">ОТЧЕТ ЗАЩИЩЕН С ОЦЕНКОЙ: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6"/>
          </table:table-cell>
        </table:table-row>
      </table:table>
      <text:p text:style-name="No_20_Spacing"/>
      <text:p text:style-name="No_20_Spacing"/>
      <text:p text:style-name="P6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4">Старший преподаватель</text:p>
          </table:table-cell>
          <table:table-cell table:style-name="Таблица2.B1" office:value-type="string">
            <text:p text:style-name="P20">/</text:p>
          </table:table-cell>
          <table:table-cell table:style-name="Таблица2.A1" office:value-type="string">
            <text:p text:style-name="P15"/>
          </table:table-cell>
          <table:table-cell table:style-name="Таблица2.B1" office:value-type="string">
            <text:p text:style-name="P15">/</text:p>
          </table:table-cell>
          <table:table-cell table:style-name="Таблица2.A1" office:value-type="string">
            <text:p text:style-name="P14"/>
          </table:table-cell>
          <table:table-cell table:style-name="Таблица2.B1" office:value-type="string">
            <text:p text:style-name="P13">/</text:p>
          </table:table-cell>
          <table:table-cell table:style-name="Таблица2.A1" office:value-type="string">
            <text:p text:style-name="P14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24">(должность, учёная степень, звание)</text:p>
          </table:table-cell>
          <table:table-cell table:style-name="Таблица2.B1" office:value-type="string">
            <text:p text:style-name="P17"/>
          </table:table-cell>
          <table:table-cell table:style-name="Таблица2.A2" office:value-type="string">
            <text:p text:style-name="P24">(подпись)</text:p>
          </table:table-cell>
          <table:table-cell table:style-name="Таблица2.B1" office:value-type="string">
            <text:p text:style-name="P24"/>
          </table:table-cell>
          <table:table-cell table:style-name="Таблица2.A2" office:value-type="string">
            <text:p text:style-name="P24">(дата защиты)</text:p>
          </table:table-cell>
          <table:table-cell table:style-name="Таблица2.B1" office:value-type="string">
            <text:p text:style-name="P17"/>
          </table:table-cell>
          <table:table-cell table:style-name="Таблица2.A2" office:value-type="string">
            <text:p text:style-name="P24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8"><text:span text:style-name="T8">ОТЧЕТ О ЛАБОРАТОРНОЙ РАБОТЕ №</text:span><text:span text:style-name="T9">3</text:span></text:p>
      <text:p text:style-name="P9"/>
      <text:p text:style-name="P10">«АНАЛИЗ ПОЛЬЗОВАТЕЛЬСКИХ ТРЕБОВАНИЙ В ПРОЕКТАХ ГИБКОЙ РАЗРАБОТКИ (AGILE). ПОЛЬЗОВАТЕЛЬСКИЕ ИСТОРИИ»</text:p>
      <text:p text:style-name="P9"/>
      <text:p text:style-name="P9">ПО КУРСУ: «ПРОЕКТИРОВАНИЕ ПРОГРАММНЫХ СИСТЕМ»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3">РАБОТУ ВЫПОЛНИЛ (-А) СТУДЕНТ (-КА):</text:p>
          </table:table-cell>
          <table:table-cell table:style-name="Таблица3.B1" office:value-type="string">
            <text:p text:style-name="P36">4936</text:p>
          </table:table-cell>
          <table:table-cell table:style-name="Таблица3.A1" office:value-type="string">
            <text:p text:style-name="P13">/</text:p>
          </table:table-cell>
          <table:table-cell table:style-name="Таблица3.B1" office:value-type="string">
            <text:p text:style-name="P36">М.Р.Назаров</text:p>
          </table:table-cell>
        </table:table-row>
        <table:table-row table:style-name="Таблица3.1">
          <table:table-cell table:style-name="Таблица3.A1" office:value-type="string">
            <text:p text:style-name="P24"/>
          </table:table-cell>
          <table:table-cell table:style-name="Таблица3.B2" office:value-type="string">
            <text:p text:style-name="P24">(номер группы)</text:p>
          </table:table-cell>
          <table:table-cell table:style-name="Таблица3.A1" office:value-type="string">
            <text:p text:style-name="P17"/>
          </table:table-cell>
          <table:table-cell table:style-name="Таблица3.B2" office:value-type="string">
            <text:p text:style-name="P24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>/</text:p>
          </table:table-cell>
          <table:table-cell table:style-name="Таблица4.C1" office:value-type="string">
            <text:p text:style-name="P14"><text:bookmark text:name="_GoBack"/></text:p>
          </table:table-cell>
          <table:table-cell table:style-name="Таблица4.A1" office:value-type="string">
            <text:p text:style-name="P13">/</text:p>
          </table:table-cell>
          <table:table-cell table:style-name="Таблица4.C1" office:value-type="string">
            <text:p text:style-name="P48"><text:span text:style-name="T4">1</text:span><text:span text:style-name="T5">7</text:span><text:span text:style-name="T2">.1</text:span><text:span text:style-name="T4">1</text:span><text:span text:style-name="T2">.2021</text:span></text:p>
          </table:table-cell>
        </table:table-row>
        <table:table-row table:style-name="Таблица4.1">
          <table:table-cell table:style-name="Таблица4.A1" office:value-type="string">
            <text:p text:style-name="P24"/>
          </table:table-cell>
          <table:table-cell table:style-name="Таблица4.A1" office:value-type="string">
            <text:p text:style-name="P24"/>
          </table:table-cell>
          <table:table-cell table:style-name="Таблица4.C2" office:value-type="string">
            <text:p text:style-name="P24">(подпись студента)</text:p>
          </table:table-cell>
          <table:table-cell table:style-name="Таблица4.A1" office:value-type="string">
            <text:p text:style-name="P17"/>
          </table:table-cell>
          <table:table-cell table:style-name="Таблица4.C2" office:value-type="string">
            <text:p text:style-name="P24">(дата отчета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ext:p text:style-name="P1">Санкт-Петербург 2021</text:p>
      <text:p text:style-name="P29"><text:bookmark-start text:name="_Toc52731292"/><text:soft-page-break/>ВВЕДЕНИЕ<text:bookmark-end text:name="_Toc52731292"/></text:p>
      <text:p text:style-name="P6"/>
      <text:p text:style-name="P25">Как и варианты использования пользовательские истории предназначены для документирования пользовательских требований с точки зрения взаимодействия пользователя и системы. Но в отличие от вариантов использования, спецификация которых обеспечивает всю необходимую информацию и может быть представлена с точки зрения формальной модели, пользовательские истории содержат небольшое количество деталей и остаются открытыми для интерпретации. Таким образом, пользовательские истории представляют собой быстрый способ документирования требований клиента без необходимости разрабатывать и поддерживать обширные формализованные документы.</text:p>
      <text:p text:style-name="P11"/>
      <text:p text:style-name="P25"><text:span text:style-name="T14">Цель работы</text:span> заключается в изучении одного из способов анализа и документирования пользовательских требований в проектах гибкой разработки и получении соответствующих практических навыков составления пользовательских историй и критериев приёмки</text:p>
      <text:p text:style-name="P12"/>
      <text:p text:style-name="P26">Задачи лабораторной работы. </text:p>
      <text:p text:style-name="P25">Для достижения поставленной в лабораторной работе цели необходимо для заданной предметной области составить не менее 6 пользовательских историй (используя шаблон Connextra):</text:p>
      <text:list xml:id="list1266525402" text:style-name="WWNum3">
        <text:list-item>
          <text:p text:style-name="P32">Истории должны охватывать не менее 3 различных типов пользователей системы и <text:span text:style-name="T15">представлять ценность для них относительно выбранной предметной области</text:span> (иными словами, истории общего характера по типу регистрации/авторизации в системе или формы обратной связи в данном критерии не учитываются);</text:p>
        </text:list-item>
        <text:list-item>
          <text:p text:style-name="P32"><text:bookmark-start text:name="_Hlk87631956"/>Для всех историй должны быть составлены критерии приемки<text:bookmark-end text:name="_Hlk87631956"/>;</text:p>
        </text:list-item>
        <text:list-item>
          <text:p text:style-name="P32">Историй должны включать в себя сценарии или правила для обработки ошибочных ситуаций (наличие и количество сценариев или правил зависит от их приоритета — ошибочные ситуации с низким приоритетом можно не включать в критерии приемки);</text:p>
        </text:list-item>
        <text:list-item>
          <text:p text:style-name="P32"><text:bookmark-start text:name="_Hlk87631997"/>Все истории должны быть проверены на соответствие принципу <text:span text:style-name="T16">INVEST</text:span><text:bookmark-end text:name="_Hlk87631997"/>.</text:p>
        </text:list-item>
      </text:list>
      <text:p text:style-name="No_20_Spacing"/>
      <text:p text:style-name="P26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49">41</text:p>
          </table:table-cell>
          <table:table-cell table:style-name="Таблица5.B1" office:value-type="string">
            <text:p text:style-name="P50">Сервис для владельцев домашних животных</text:p>
          </table:table-cell>
        </table:table-row>
      </table:table>
      <text:p text:style-name="P2"/>
      <text:list xml:id="list2306318321" text:style-name="WWNum2">
        <text:list-item>
          <text:list>
            <text:list-item>
              <text:list>
                <text:list-item>
                  <text:list>
                    <text:list-item>
                      <text:p text:style-name="P55"><text:soft-page-break/>Пользовательские истории</text:p>
                    </text:list-item>
                  </text:list>
                </text:list-item>
              </text:list>
            </text:list-item>
          </text:list>
        </text:list-item>
      </text:list>
      <text:p text:style-name="P25">Для описания критериев приемки выбран тип, <text:span text:style-name="T21">ориентированный на сценарии.</text:span></text:p>
      <text:list xml:id="list810353871" text:style-name="WWNum6">
        <text:list-item>
          <text:list>
            <text:list-item>
              <text:p text:style-name="P56">Поиск по <text:span text:style-name="T25">вет-клиникам</text:span></text:p>
            </text:list-item>
          </text:list>
        </text:list-item>
      </text:list>
      <text:p text:style-name="No_20_Spacing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21">Story ID</text:p>
          </table:table-cell>
          <table:table-cell table:style-name="Таблица6.B1" office:value-type="string">
            <text:p text:style-name="P22">US-1</text:p>
          </table:table-cell>
          <table:table-cell table:style-name="Таблица6.A1" office:value-type="string">
            <text:p text:style-name="P22">Story Title</text:p>
          </table:table-cell>
          <table:table-cell table:style-name="Таблица6.D1" office:value-type="string">
            <text:p text:style-name="P18">Поиск по <text:span text:style-name="T22">вет-клиникам</text:span></text:p>
          </table:table-cell>
        </table:table-row>
        <table:table-row table:style-name="Таблица6.1">
          <table:table-cell table:style-name="Таблица6.A2" table:number-columns-spanned="4" office:value-type="string">
            <text:p text:style-name="P19">Как посетитель сайта</text:p>
            <text:p text:style-name="P19">Я хочу иметь возможность выполнить поиск по <text:span text:style-name="T22">вет-клиникам</text:span></text:p>
            <text:p text:style-name="P19">Чтобы найти <text:span text:style-name="T22">клинику, которая будет находиться близко ко мне и предлагает помощь для моего экзотического питомца</text:span>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A3" table:number-columns-spanned="4" office:value-type="string">
            <text:p text:style-name="P19">Критерии приемки:</text:p>
            <text:p text:style-name="P19">Сценарий: Пользователь ищет информацию <text:span text:style-name="T22">в разделе вет-клиник</text:span></text:p>
            <text:p text:style-name="P19"/>
            <text:p text:style-name="P19">Поскольку я нахожусь в роли зарегистрированного пользователя или гостя,</text:p>
            <text:p text:style-name="P19">и система показывает мне <text:span text:style-name="T22">список фильтров над списком вет-клиник: мое расположение, радиус поиска, </text:span><text:span text:style-name="T31">расписание</text:span><text:span text:style-name="T22"> и обслуживаемые животные</text:span></text:p>
            <text:p text:style-name="P19">Когда я заполняю пол<text:span text:style-name="T31">я фильтров</text:span>, нажимаю кнопку «Найти» или клавишу ENTER на клавиатуре</text:p>
            <text:p text:style-name="P19">Тогда система <text:span text:style-name="T31">обновляет список вет-клиник, в котором показывает результаты фильтрации. Результаты могут включать себя вет-клиники только в указанном мною радиусе от моего расположения и только вет-клиники, в которых принимают моего питомца в указанное время. Вс</text:span>е результаты упорядочены по <text:span text:style-name="T31">расположению (вначале показаны вет-клиники ближайшие ко мне)</text:span> Также система отображает количество найденных результатов поиска в левой верхней части <text:span text:style-name="T31">списка</text:span>. </text:p>
          </table:table-cell>
          <table:covered-table-cell/>
          <table:covered-table-cell/>
          <table:covered-table-cell/>
        </table:table-row>
        <table:table-row table:style-name="Таблица6.4">
          <table:table-cell table:style-name="Таблица6.A4" table:number-columns-spanned="4" office:value-type="string">
            <text:p text:style-name="P19">Сценарий для ошибочной ситуации: Пользователь ищет информацию на сайте по недействительн<text:span text:style-name="T31">ым фильтрам</text:span> (<text:span text:style-name="T31">для которых нет результата</text:span>).</text:p>
            <text:p text:style-name="P19"/>
            <text:p text:style-name="P19">Поскольку я нахожусь в роли зарегистрированного пользователя или гостя</text:p>
            <text:p text:style-name="P39">Когда я заполняю пол<text:span text:style-name="T31">я фильтров</text:span>, нажимаю кнопку «Найти» или клавишу ENTER на клавиатуре</text:p>
            <text:p text:style-name="P19">Тогда система открывает <text:span text:style-name="T31">пустой список вет-клиник</text:span>, где показывает сообщение</text:p>
            <text:p text:style-name="P39"><text:span text:style-name="T32">«Вет-клиники не найдены. Пожалуйста, проверьте ваши фильтры»</text:span>.</text:p>
          </table:table-cell>
          <table:covered-table-cell/>
          <table:covered-table-cell/>
          <table:covered-table-cell/>
        </table:table-row>
      </table:table>
      <text:p text:style-name="P25"/>
      <text:list xml:id="list134920861591507" text:continue-numbering="true" text:style-name="WWNum6">
        <text:list-item>
          <text:list>
            <text:list-item>
              <text:p text:style-name="P54"><text:span text:style-name="T10"><text:s/></text:span><text:span text:style-name="T11">Добавление животного в свой список животных</text:span></text:p>
            </text:list-item>
          </text:list>
        </text:list-item>
      </text:list>
      <text:p text:style-name="No_20_Spacing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21">Story ID</text:p>
          </table:table-cell>
          <table:table-cell table:style-name="Таблица7.B1" office:value-type="string">
            <text:p text:style-name="P23"><text:span text:style-name="T3">US-</text:span><text:span text:style-name="T1">2</text:span></text:p>
          </table:table-cell>
          <table:table-cell table:style-name="Таблица7.A1" office:value-type="string">
            <text:p text:style-name="P22">Story Title</text:p>
          </table:table-cell>
          <table:table-cell table:style-name="Таблица7.D1" office:value-type="string">
            <text:p text:style-name="P37">Добавление животного в свой список животных</text:p>
          </table:table-cell>
        </table:table-row>
        <table:table-row table:style-name="Таблица7.1">
          <table:table-cell table:style-name="Таблица7.A2" table:number-columns-spanned="4" office:value-type="string">
            <text:p text:style-name="P19">Как <text:span text:style-name="T31">авторизованный пользователь</text:span> сайта</text:p>
            <text:p text:style-name="P19">Я хочу <text:span text:style-name="T31">добавить в свой список моего нового питомца и составить примечание с режимом его кормления (потому что я могу кормить своего питона только раз в 12 дней </text:span><text:span text:style-name="T44">и я это легко забываю</text:span><text:span text:style-name="T31">)</text:span></text:p>
          </table:table-cell>
          <table:covered-table-cell/>
          <table:covered-table-cell/>
          <table:covered-table-cell/>
        </table:table-row>
        <text:soft-page-break/>
        <table:table-row table:style-name="Таблица7.1">
          <table:table-cell table:style-name="Таблица7.A3" table:number-columns-spanned="4" office:value-type="string">
            <text:p text:style-name="P19">Критерии приемки:</text:p>
            <text:p text:style-name="P19">Сценарий: <text:span text:style-name="T44">авторизованный пользователь добавляет с</text:span><text:span text:style-name="T45">воего питомца</text:span></text:p>
            <text:p text:style-name="P19"/>
            <text:p text:style-name="P19">Поскольку я нахожусь в роли <text:span text:style-name="T45">пользователя</text:span> сайта, и система предоставляет мне интерфейс для <text:span text:style-name="T45">заполнения формы</text:span>, который включает в себя: <text:span text:style-name="T45">поля Имя животного, вид животного, дата рождения, примечание, кнопку «Добавить фото» и кнопку «Добавить животного»</text:span></text:p>
            <text:p text:style-name="P19">Когда я <text:span text:style-name="T45">заполняю поля «Имя питомца», <text:s/>«Дата рождения», «Вид животного»</text:span></text:p>
            <text:p text:style-name="P19">Тогда система <text:span text:style-name="T45">отображает введенные мною данные в соответствующих полях</text:span></text:p>
            <text:p text:style-name="P19"/>
            <text:p text:style-name="P19">Когда я нажимаю <text:span text:style-name="T27">кнопку «Добавить животное»</text:span></text:p>
            <text:p text:style-name="P19">Тогда система <text:span text:style-name="T45">выводит сообщение об успешном добавлении животного список и перенаправляет меня к списку животных, в котором уже есть мой питомец с его именем, видом, датой рождения, примечанием </text:span><text:span text:style-name="T48">и кнопками «Редактировать», «</text:span><text:span text:style-name="T29">Удалить</text:span><text:span text:style-name="T48">»</text:span>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4" table:number-columns-spanned="4" office:value-type="string">
            <text:p text:style-name="P40">Сценарий для ошибочной ситуации: посетитель сайта <text:span text:style-name="T45">не заполнил обязательные поля имя животного, вид животного, дата рождения.</text:span></text:p>
            <text:p text:style-name="P19"/>
            <text:p text:style-name="P19">Поскольку я нахожусь в роли <text:span text:style-name="T45">пользователя</text:span></text:p>
            <text:p text:style-name="P40">Когда я <text:span text:style-name="T45">нажимаю кнопку «Добавить животного» не заполняя поля имя животного, вид животного, дата рождения</text:span></text:p>
            <text:p text:style-name="P46">Тогда система<text:span text:style-name="T46"> </text:span><text:span text:style-name="T47">подсвечивает некорректно заполненные поля и просит </text:span><text:span text:style-name="T39">пользователя</text:span><text:span text:style-name="T47"> проверить введенные данные.</text:span></text:p>
          </table:table-cell>
          <table:covered-table-cell/>
          <table:covered-table-cell/>
          <table:covered-table-cell/>
        </table:table-row>
      </table:table>
      <text:p text:style-name="P25"/>
      <text:list xml:id="list134920023023951" text:continue-numbering="true" text:style-name="WWNum6">
        <text:list-item>
          <text:list>
            <text:list-item>
              <text:p text:style-name="P54"><text:span text:style-name="T10"><text:s/></text:span><text:span text:style-name="T24">Удаление животного из своего списка животных</text:span></text:p>
            </text:list-item>
          </text:list>
        </text:list-item>
      </text:list>
      <text:p text:style-name="No_20_Spacing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21">Story ID</text:p>
          </table:table-cell>
          <table:table-cell table:style-name="Таблица8.B1" office:value-type="string">
            <text:p text:style-name="P23"><text:span text:style-name="T3">US-</text:span><text:span text:style-name="T1">3</text:span></text:p>
          </table:table-cell>
          <table:table-cell table:style-name="Таблица8.A1" office:value-type="string">
            <text:p text:style-name="P22">Story Title</text:p>
          </table:table-cell>
          <table:table-cell table:style-name="Таблица8.D1" office:value-type="string">
            <text:p text:style-name="P37">Удаление животного из своего списка животных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40">Как <text:span text:style-name="T31">авторизованный пользователь</text:span> сайта</text:p>
            <text:p text:style-name="P19">Я хочу <text:span text:style-name="T45">удалить животного из своего списка животных</text:span></text:p>
            <text:p text:style-name="P19">Чтобы <text:span text:style-name="T45">убрать из списка отпрыска моих двух эублефаров, которого я продал другому человек</text:span>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table:number-columns-spanned="4" office:value-type="string">
            <text:p text:style-name="P19">Критерии приемки:</text:p>
            <text:p text:style-name="P19">Сценарий: <text:span text:style-name="T48">Удаление животного</text:span></text:p>
            <text:p text:style-name="P19"/>
            <text:p text:style-name="P19">Поскольку <text:span text:style-name="T48">я нахожусь в роли авторизованного пользователя, система предоставляет мне список моих животных с нужной мне записью и кнопками «Изменить» и «Удалить».</text:span></text:p>
            <text:p text:style-name="P19">Когда <text:span text:style-name="T48">я нажимаю на кнопку «Удалить»</text:span></text:p>
            <text:p text:style-name="P19">Тогда <text:span text:style-name="T29">система выводит предупреждение «Вы точно хотите удалить запись о питомце</text:span><text:span text:style-name="T17">?</text:span><text:span text:style-name="T29">» и кнопками «Подтвердить» и «Отменить».</text:span></text:p>
            <text:p text:style-name="P19"><text:span text:style-name="T29"/></text:p>
            <text:p text:style-name="P41">Когда <text:span text:style-name="T48">я нажимаю на кнопку «</text:span><text:span text:style-name="T29">Подтвердить</text:span><text:span text:style-name="T48">»</text:span></text:p>
            <text:p text:style-name="P41"><text:span text:style-name="T29">Тогда система закрывает предупреждение и отображает список животных без удаленной записи.</text:span></text:p>
            <text:p text:style-name="P41"><text:span text:style-name="T29"/></text:p>
            <text:p text:style-name="P41">Когда <text:span text:style-name="T48">я нажимаю на кнопку «</text:span><text:span text:style-name="T29">Отменить</text:span><text:span text:style-name="T48">»</text:span></text:p>
            <text:p text:style-name="P41"><text:soft-page-break/><text:span text:style-name="T29">Тогда система закрывает предупреждение и <text:s/>отображает весь список животных</text:span>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4" table:number-columns-spanned="4" office:value-type="string">
            <text:p text:style-name="P19">Сценарий для ошибочной ситуации: <text:span text:style-name="T48">во время удаления произошел разрыв соединения</text:span></text:p>
            <text:p text:style-name="P19"/>
            <text:p text:style-name="P41">Поскольку <text:span text:style-name="T48">я нахожусь в роли авторизованного пользователя, система предоставляет мне список моих животных с нужной мне записью и кнопками «Изменить» и «Удалить»</text:span></text:p>
            <text:p text:style-name="P41">Когда <text:span text:style-name="T48">я нажимаю «Удалить» происходит разрыв соединения</text:span></text:p>
            <text:p text:style-name="P19">Тогда <text:span text:style-name="T48">система выводит сообщение «Произошел разрыв соединения. Пожалуйста, проверьте ваш выход в Интернет и попробуйте выполнить действие позже».</text:span></text:p>
          </table:table-cell>
          <table:covered-table-cell/>
          <table:covered-table-cell/>
          <table:covered-table-cell/>
        </table:table-row>
      </table:table>
      <text:p text:style-name="P3"/>
      <text:list xml:id="list134920167376718" text:continue-numbering="true" text:style-name="WWNum6">
        <text:list-item>
          <text:list>
            <text:list-item>
              <text:p text:style-name="P54"><text:span text:style-name="T10"><text:s/></text:span><text:span text:style-name="T24">Добавление нового вида животных в список видов</text:span></text:p>
            </text:list-item>
          </text:list>
        </text:list-item>
      </text:list>
      <text:p text:style-name="No_20_Spacing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21">Story ID</text:p>
          </table:table-cell>
          <table:table-cell table:style-name="Таблица9.B1" office:value-type="string">
            <text:p text:style-name="P23"><text:span text:style-name="T3">US-</text:span><text:span text:style-name="T1">4</text:span></text:p>
          </table:table-cell>
          <table:table-cell table:style-name="Таблица9.A1" office:value-type="string">
            <text:p text:style-name="P22">Story Title</text:p>
          </table:table-cell>
          <table:table-cell table:style-name="Таблица9.D1" office:value-type="string">
            <text:p text:style-name="P37">Добавление вида животных в список видов</text:p>
          </table:table-cell>
        </table:table-row>
        <table:table-row table:style-name="Таблица9.1">
          <table:table-cell table:style-name="Таблица9.A2" table:number-columns-spanned="4" office:value-type="string">
            <text:p text:style-name="P19">Как <text:span text:style-name="T48">модератор </text:span></text:p>
            <text:p text:style-name="P19">Я хочу <text:span text:style-name="T48">добавить новый вид животного систему</text:span></text:p>
            <text:p text:style-name="P19">Чтобы <text:span text:style-name="T48">мне перестали приходить письма от людей, которые не могут найти в списке видов реснитчатого бананоеда</text:span></text:p>
          </table:table-cell>
          <table:covered-table-cell/>
          <table:covered-table-cell/>
          <table:covered-table-cell/>
        </table:table-row>
        <table:table-row table:style-name="Таблица9.1">
          <table:table-cell table:style-name="Таблица9.A3" table:number-columns-spanned="4" office:value-type="string">
            <text:p text:style-name="P19">Критерии приемки:</text:p>
            <text:p text:style-name="P19">Сценарий: <text:span text:style-name="T48">добавление вида</text:span></text:p>
            <text:p text:style-name="P19"/>
            <text:p text:style-name="P19">Поскольку <text:span text:style-name="T48">я в роли модератора перешел в форму добавления вида с заполненными полями «Общепринятое название вида» и «Латинское название вида» и кнопками «Добавить» и «Отклонить».</text:span></text:p>
            <text:p text:style-name="P19">Когда <text:span text:style-name="T48">я нажимаю кнопку «Добавить».</text:span></text:p>
            <text:p text:style-name="P19">Тогда <text:span text:style-name="T48">система выводит сообщение о добавлении, вид добавляется к списку, а пользователю, от которого пришло письмо, отправляется ответное с сообщением о добавлении вида</text:span></text:p>
            <text:p text:style-name="P19"/>
            <text:p text:style-name="P42">Когда <text:span text:style-name="T48">я нажимаю кнопку «</text:span><text:span text:style-name="T49">Отклонить</text:span><text:span text:style-name="T48">».</text:span></text:p>
            <text:p text:style-name="P45">Тогда <text:span text:style-name="T48">система выводит </text:span><text:span text:style-name="T49">форму «Пожалуйста, укажите причину отказа» с текстовым полем и кнопкой «Отправить».</text:span></text:p>
            <text:p text:style-name="P45"/>
            <text:p text:style-name="P42">Когда <text:span text:style-name="T48">я </text:span><text:span text:style-name="T49">заполняю поле для причины отказа </text:span><text:span text:style-name="T48">нажимаю кнопку «</text:span><text:span text:style-name="T49">Отправить</text:span><text:span text:style-name="T48">».</text:span></text:p>
            <text:p text:style-name="P45"><text:span text:style-name="T49">Тогда </text:span><text:span text:style-name="T48">система в</text:span><text:span text:style-name="T49">ыводит сообщение об отмене добавления вида, пользователю пересылается письмо с причиной отказа.</text:span></text:p>
          </table:table-cell>
          <table:covered-table-cell/>
          <table:covered-table-cell/>
          <table:covered-table-cell/>
        </table:table-row>
        <table:table-row table:style-name="Таблица9.1">
          <table:table-cell table:style-name="Таблица9.A4" table:number-columns-spanned="4" office:value-type="string">
            <text:p text:style-name="P42">Сценарий для ошибочной ситуации: <text:span text:style-name="T49">модератор отправляет пустые поля в форме (</text:span><text:span text:style-name="T48">«Общепринятое название вида» и «Латинское название вида»</text:span><text:span text:style-name="T49">)</text:span></text:p>
            <text:p text:style-name="P19"/>
            <text:p text:style-name="P42">Поскольку <text:span text:style-name="T48">я в роли модератора перешел в форму добавления вида с </text:span><text:span text:style-name="T49">не</text:span><text:span text:style-name="T48">заполненными полями «Общепринятое название вида» и «Латинское название вида» и кнопками «Добавить» и «Отклонить».</text:span></text:p>
            <text:p text:style-name="P19">Когда <text:span text:style-name="T49">я нажимаю кнопку «Добавить»</text:span></text:p>
            <text:p text:style-name="P42">Тогда <text:span text:style-name="T50">система </text:span><text:span text:style-name="T28">подсвечивает некорректно заполненные поля и просит</text:span><text:span text:style-name="T28"> </text:span><text:span text:style-name="T34">мен</text:span><text:span text:style-name="T34">я</text:span><text:span text:style-name="T28"> </text:span><text:span text:style-name="T28">проверить введенные данные.</text:span></text:p>
          </table:table-cell>
          <table:covered-table-cell/>
          <table:covered-table-cell/>
          <table:covered-table-cell/>
        </table:table-row>
      </table:table>
      <text:p text:style-name="P3"><text:soft-page-break/></text:p>
      <text:list xml:id="list134920909212110" text:continue-numbering="true" text:style-name="WWNum6">
        <text:list-item>
          <text:list>
            <text:list-item>
              <text:p text:style-name="P53"><text:span text:style-name="T12"><text:s/></text:span><text:span text:style-name="T23">Добавление новой вет-клиники в список вет-клиник</text:span></text:p>
            </text:list-item>
          </text:list>
        </text:list-item>
      </text:list>
      <text:p text:style-name="No_20_Spacing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21">Story ID</text:p>
          </table:table-cell>
          <table:table-cell table:style-name="Таблица10.B1" office:value-type="string">
            <text:p text:style-name="P23"><text:span text:style-name="T3">US-</text:span><text:span text:style-name="T1">5</text:span></text:p>
          </table:table-cell>
          <table:table-cell table:style-name="Таблица10.A1" office:value-type="string">
            <text:p text:style-name="P22">Story Title</text:p>
          </table:table-cell>
          <table:table-cell table:style-name="Таблица10.D1" office:value-type="string">
            <text:p text:style-name="P37">Добавление новой вет-клиники в список вет-клиник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19">Как <text:span text:style-name="T49">модератор</text:span></text:p>
            <text:p text:style-name="P19">Я хочу <text:span text:style-name="T49">я хочу добавить в список вет-клиник новую вет-клинику</text:span></text:p>
            <text:p text:style-name="P19">Чтобы <text:span text:style-name="T49">пользователи могли найти место, где могут помочь их питомцам</text:span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table:number-columns-spanned="4" office:value-type="string">
            <text:p text:style-name="P19">Критерии приемки:</text:p>
            <text:p text:style-name="P19">Сценарий: <text:span text:style-name="T49">Добавление вет-клиники</text:span></text:p>
            <text:p text:style-name="P19"/>
            <text:p text:style-name="P51"><text:span text:style-name="T6">Поскольку </text:span><text:span text:style-name="T7">я как модератор хочу добавить вет-клинику, система предоставляет мне форму добавления вет-клиники с полями </text:span><text:span text:style-name="T40">Название вет-клиники, <text:s/>Местоположение вет-клиники;</text:span><text:span text:style-name="T33"> Расписание вет-клиники; Виды животных, которых принимают в вет-клинике,</text:span><text:span text:style-name="T41"> Фото вет-клиники </text:span><text:span text:style-name="T42">и кнопку «Добавить вет-клинику»</text:span><text:span text:style-name="T41">.</text:span></text:p>
            <text:p text:style-name="P43">Когда <text:span text:style-name="T50">я заполняю все поля и нажимаю </text:span><text:span text:style-name="T36">кнопку «Добавить вет-клинику».</text:span></text:p>
            <text:p text:style-name="P19">Тогда <text:s/><text:span text:style-name="T50">система подтверждает добавление, новая вет-клиника добавляется к списку вет-клиник.</text:span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4" table:number-columns-spanned="4" office:value-type="string">
            <text:p text:style-name="P43">Сценарий для ошибочной ситуации: <text:span text:style-name="T50">модератор не заполнил обязательные поля <text:s/></text:span><text:span text:style-name="T34">Название вет-клиники, <text:s/>Местоположение вет-клиники.</text:span></text:p>
            <text:p text:style-name="P19"/>
            <text:p text:style-name="P43">Поскольку <text:span text:style-name="T50">я</text:span><text:span text:style-name="T34"> </text:span><text:span text:style-name="T36">в роли модератора пропустил скучные <text:s/></text:span><text:span text:style-name="T34">Название вет-клиники, <text:s/>Местоположение вет-клиники </text:span><text:span text:style-name="T36">и перешел сразу к добавлению видов, то я забыл заполнить эти два обязательных поля.</text:span></text:p>
            <text:p text:style-name="P43">Когда <text:span text:style-name="T50">я нажимаю кнопку</text:span><text:span text:style-name="T36"> «Добавить вет-клинику».</text:span></text:p>
            <text:p text:style-name="P43">Тогда <text:span text:style-name="T50">система </text:span><text:span text:style-name="T28">подсвечивает некорректно заполненные поля и просит </text:span><text:span text:style-name="T34">меня</text:span><text:span text:style-name="T28"> проверить введенные данные.</text:span></text:p>
          </table:table-cell>
          <table:covered-table-cell/>
          <table:covered-table-cell/>
          <table:covered-table-cell/>
        </table:table-row>
      </table:table>
      <text:p text:style-name="P3"/>
      <text:list xml:id="list134922037072250" text:continue-numbering="true" text:style-name="WWNum6">
        <text:list-item>
          <text:list>
            <text:list-item>
              <text:p text:style-name="P53"><text:span text:style-name="T12"><text:s/></text:span><text:span text:style-name="T13">Добавить </text:span><text:span text:style-name="T23">фотографию животного</text:span><text:span text:style-name="T13"> </text:span></text:p>
            </text:list-item>
          </text:list>
        </text:list-item>
      </text:list>
      <text:p text:style-name="No_20_Spacing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21">Story ID</text:p>
          </table:table-cell>
          <table:table-cell table:style-name="Таблица11.B1" office:value-type="string">
            <text:p text:style-name="P23"><text:span text:style-name="T3">US-</text:span><text:span text:style-name="T1">6</text:span></text:p>
          </table:table-cell>
          <table:table-cell table:style-name="Таблица11.A1" office:value-type="string">
            <text:p text:style-name="P22">Story Title</text:p>
          </table:table-cell>
          <table:table-cell table:style-name="Таблица11.D1" office:value-type="string">
            <text:p text:style-name="P37">Добавить фотографию животного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19">Как <text:span text:style-name="T50">авторизованный пользователь</text:span></text:p>
            <text:p text:style-name="P19">Я хочу <text:span text:style-name="T50">добавить фотографию своей паучихи</text:span></text:p>
            <text:p text:style-name="P19">Чтобы <text:span text:style-name="T50">не забыть, насколько она была красивой в юношестве, чтобы через двадцать лет, когда ее цвета поблекнут, и я однажды утром обнаружу ее тело в террариуме, я мог порефлексировать о времени, когда она была еще маленьким паучком.</text:span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table:number-columns-spanned="4" office:value-type="string">
            <text:p text:style-name="P19">Критерии приемки:</text:p>
            <text:p text:style-name="P19">Сценарий: <text:span text:style-name="T50">добавление фотографии</text:span></text:p>
            <text:p text:style-name="P19"/>
            <text:p text:style-name="P43">Поскольку <text:span text:style-name="T50">я как авторизованный пользователь хочу добавить фото питомца, </text:span><text:span text:style-name="T48">система предоставляет мне список моих животных с нужной мне записью и кнопками «Изменить» и «Удалить»</text:span></text:p>
            <text:p text:style-name="P19"><text:soft-page-break/>Когда <text:span text:style-name="T50">я нажимаю кнопку «Изменить»</text:span></text:p>
            <text:p text:style-name="P44">Тогда <text:span text:style-name="T50">Система открывает мне запись о питомце </text:span><text:span text:style-name="T51">с уже заполненными полями </text:span><text:span text:style-name="T45">«Имя питомца», <text:s/>«Дата рождения», «Вид животного» </text:span><text:span text:style-name="T51">и кнопками </text:span><text:span text:style-name="T45">«Добавить фото», «</text:span><text:span text:style-name="T30">Изменить</text:span><text:span text:style-name="T45">»</text:span></text:p>
            <text:p text:style-name="P44"/>
            <text:p text:style-name="P47">Когда я нажимаю кнопку «Добавить фото»</text:p>
            <text:p text:style-name="P47">Тогда <text:span text:style-name="T35">Система выводит окно с предупреждением «Загрузите фотографию файл формата .</text:span><text:span text:style-name="T43">png, .jpg, .jpeg </text:span><text:span text:style-name="T35">размером не более 10 Мб» и кнопкой «Открыть в проводнике».</text:span></text:p>
            <text:p text:style-name="P47"><text:span text:style-name="T35"/></text:p>
            <text:p text:style-name="P47"><text:span text:style-name="T35">Когда я нажимаю кнопку «Открыть в проводнике» и выбираю фото питомца</text:span></text:p>
            <text:p text:style-name="P47"><text:span text:style-name="T35">Тогда система закрывает окно, в форме появляется загруженное фото.</text:span></text:p>
            <text:p text:style-name="P47"><text:span text:style-name="T35"/></text:p>
            <text:p text:style-name="P47"><text:span text:style-name="T35">Когда я нажимаю кнопку </text:span><text:span text:style-name="T37">«</text:span><text:span text:style-name="T35">Изменить</text:span><text:span text:style-name="T37">»</text:span></text:p>
            <text:p text:style-name="P47"><text:span text:style-name="T37">Т</text:span><text:span text:style-name="T35">огда система выводит сообщение об успешном добавлении и перенаправляет меня на список животных с фотографией рядом с записью о моем питомце</text:span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4" table:number-columns-spanned="4" office:value-type="string">
            <text:p text:style-name="P19">Сценарий для ошибочной ситуации: <text:span text:style-name="T51">пользователь загрузил слишком большую фотографию</text:span></text:p>
            <text:p text:style-name="P19"/>
            <text:p text:style-name="P19">Поскольку <text:span text:style-name="T51">я делал фото в 16К разрешении, размер фото превысил 10 Мб</text:span></text:p>
            <text:p text:style-name="P19">Когда <text:span text:style-name="T51">я выбираю фото в проводнике</text:span></text:p>
            <text:p text:style-name="P44">Тогда <text:span text:style-name="T38">с</text:span><text:span text:style-name="T35">истема закрывает окно загрузки файла и выводит сообщение «Изображение слишком большое. Пожалуйста, загрузите файл размером меньше 10 Мб».</text:span></text:p>
            <text:p text:style-name="P44"><text:span text:style-name="T35"/></text:p>
            <text:p text:style-name="P52"><text:span text:style-name="T54">С</text:span>ценарий для ошибочной ситуации: <text:span text:style-name="T51">пользователь загрузил фото неподдерживаемого разрешения</text:span></text:p>
            <text:p text:style-name="P52"/>
            <text:p text:style-name="P44">Поскольку <text:span text:style-name="T51">я переименовывал фото, я забыл указать расширение файла</text:span></text:p>
            <text:p text:style-name="P44"><text:span text:style-name="T35">Тогда </text:span><text:span text:style-name="T32"><text:s/></text:span><text:span text:style-name="T38">с</text:span><text:span text:style-name="T35">истема закрывает окно загрузки файла и выводит сообщение «Изображение не поддерживается. Пожалуйста, загрузите файл с расширением .</text:span><text:span text:style-name="T43">png, .jpg </text:span><text:span text:style-name="T35">или .</text:span><text:span text:style-name="T43">jpeg</text:span><text:span text:style-name="T35">».</text:span></text:p>
          </table:table-cell>
          <table:covered-table-cell/>
          <table:covered-table-cell/>
          <table:covered-table-cell/>
        </table:table-row>
      </table:table>
      <text:p text:style-name="P3"/>
      <text:p text:style-name="P30">ЗАКЛЮЧЕНИЕ</text:p>
      <text:p text:style-name="P6"/>
      <text:p text:style-name="P25">В результате выполнения настоящей лабораторной работы был изучен один из способов анализа пользовательских требований в гибких проектах разработки — пользовательские истории.</text:p>
      <text:p text:style-name="P25">В соответствии с требованиями задания составлены 6-ть пользовательских историй для <text:span text:style-name="T55">3</text:span>-х типов пользователей (указаны в скобках):</text:p>
      <text:list xml:id="list2834038553" text:style-name="WW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4">Поиск по вет-клиникам <text:span text:style-name="T55">(посетитель)</text:span>;</text:p>
                                </text:list-item>
                                <text:list-item>
                                  <text:p text:style-name="P34">Добавление животного <text:span text:style-name="T55">(авторизованный пользователь)</text:span>;</text:p>
                                </text:list-item>
                                <text:list-item>
                                  <text:p text:style-name="P34">Удаление животного из списка животных <text:span text:style-name="T55">(авторизованный пользователь)</text:span>;</text:p>
                                </text:list-item>
                                <text:list-item>
                                  <text:p text:style-name="P34">Добавление нового вида животных <text:span text:style-name="T55">(модератор)</text:span>;</text:p>
                                </text:list-item>
                                <text:list-item>
                                  <text:p text:style-name="P34">Добавление новой вет-клиники <text:span text:style-name="T55">(модератор)</text:span>;</text:p>
                                </text:list-item>
                                <text:list-item>
                                  <text:p text:style-name="P34">Добавление фото животного <text:span text:style-name="T55">(авторизованный пользователь)</text:span>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Также для каждой истории были составлены критерии приемки. Критерии приемки помогают команде разработки точно знать, что им нужно сделать, но при этом держат заказчика в курсе процесса разработки и позволяют ему проверять разработанное программное обеспечение на соответствие актуальным бизнес-требованиям. Кроме того, критерии приемки служат основой для сценариев использования и тестов, которые гарантируют достижение бизнес-целей и создание приложения без ошибок.</text:p>
      <text:p text:style-name="P7"><text:tab/></text:p>
      <text:p text:style-name="P7"><text:tab/>Каждую историю необходимо было проверить на соответствие принципам <text:span text:style-name="T16">INVEST</text:span>. <text:span text:style-name="T21">Не все из представленных историй соответствуют данным принципам:</text:span></text:p>
      <text:list xml:id="list607845186" text:style-name="WWNum15">
        <text:list-item>
          <text:p text:style-name="P33">Истор<text:span text:style-name="T52">ии</text:span> <text:span text:style-name="T16">US</text:span>-<text:span text:style-name="T52">2, </text:span><text:span text:style-name="T18">US-3, US-6 </text:span>не отвеч<text:span text:style-name="T52">аю</text:span>т критерию <text:span text:style-name="T16">Independent</text:span>, так как наход<text:span text:style-name="T52">я</text:span>тся в зависимости от других историй, связанных с реализацией разделов регистрации и авторизации.</text:p>
        </text:list-item>
      </text:list>
      <text:p text:style-name="P27">Для остальных историй серьезные нарушения критериев <text:span text:style-name="T16">INVEST</text:span> отсутствуют.</text:p>
      <text:p text:style-name="P7"/>
      <text:p text:style-name="P25"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3"/>
      <text:p text:style-name="P30">СПИСОК ИСПОЛЬЗОВАННЫХ ИСТОЧНИКОВ</text:p>
      <text:p text:style-name="P6"/>
      <text:list xml:id="list3783010790" text:style-name="WWNum1">
        <text:list-item>
          <text:p text:style-name="P35">Кон Майк. Пользовательские истории. Гибкая разработка программного обеспечения = <text:span text:style-name="T16">User</text:span> <text:span text:style-name="T16">Stories</text:span> <text:span text:style-name="T16">Applied</text:span>: <text:span text:style-name="T16">For</text:span> <text:span text:style-name="T16">Agile</text:span> <text:span text:style-name="T16">Software</text:span> <text:span text:style-name="T16">Development</text:span>: пер. с англ. / Майк Кон. — М.: Издательство «Вильямс», 2018 — 256 с.: ил.</text:p>
        </text:list-item>
      </text:list>
      <text:p text:style-name="No_20_Spacing"/>
      <text:list xml:id="list134921435694489" text:continue-numbering="true" text:style-name="WWNum1">
        <text:list-item>
          <text:p text:style-name="P35">Паттон Джефф. Пользовательские истории. Искусство гибкой разработки программного обеспечения = <text:span text:style-name="T16">User</text:span> <text:span text:style-name="T16">Story</text:span> <text:span text:style-name="T16">Mapping</text:span>: <text:span text:style-name="T16">Discover</text:span> <text:span text:style-name="T16">the</text:span> <text:span text:style-name="T16">Whole</text:span> <text:span text:style-name="T16">Story</text:span>, <text:span text:style-name="T16">Build</text:span> <text:span text:style-name="T16">the</text:span> <text:span text:style-name="T16">Right</text:span> <text:span text:style-name="T16">Product</text:span>: пер. с англ. / Джефф Паттон. — СПб.: Издательство «Питер», 2019 — 288 с.: ил.</text:p>
        </text:list-item>
      </text:list>
      <text:p text:style-name="No_20_Spacing"/>
      <text:list xml:id="list134920804642299" text:continue-numbering="true" text:style-name="WWNum1">
        <text:list-item>
          <text:p text:style-name="P35">Вигерс, Карл. Разработка требований к программному обеспечению = <text:span text:style-name="T16">Software</text:span> <text:span text:style-name="T16">Requirements</text:span>: пер. с англ.; 3-е издание, дополненное / Карл Виггерс, Джой Битти — СПб.: Издательство «<text:span text:style-name="T16">BHV</text:span>», 2020. — 736 с.: ил.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ЛР" style:family="paragraph" style:parent-style-name="Heading_20_1" style:default-outline-level="">
      <style:text-properties fo:color="#000000" loext:opacity="100%" style:font-name="Cambria" fo:font-family="Cambria" style:font-family-generic="roman" style:font-pitch="variable" fo:font-size="14pt" fo:font-weight="bold" style:font-size-asian="14pt" style:font-weight-asian="bold" style:font-size-complex="14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hyphenation-ladder-count="no-limit"/>
      <style:text-properties style:language-asian="ru" style:country-asian="RU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ЛП_20_1" style:display-name="ЛП 1" style:family="paragraph" style:parent-style-name="Heading_20_1" style:default-outline-level="">
      <style:paragraph-properties fo:line-height="108%" fo:hyphenation-ladder-count="no-limit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language-asian="zh" style:country-asian="CN" style:font-name-complex="Times New Roman" style:font-family-complex="'Times New Roman'" style:font-family-generic-complex="system" style:font-pitch-complex="variable" style:font-size-complex="16pt"/>
    </style:style>
    <style:style style:name="ЛР_20_Знак" style:display-name="ЛР Знак" style:family="text" style:parent-style-name="Заголовок_20_1_20_Знак">
      <style:text-properties fo:color="#000000" loext:opacity="100%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language-asian="zh" style:country-asian="CN" style:font-weight-asian="bold" style:font-name-complex="Times New Roman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color="#00000a" loext:opacity="100%" style:font-name="Times New Roman1" fo:font-family="'Times New Roman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ЛП_20_1_20_Знак" style:display-name="ЛП 1 Знак" style:family="text" style:parent-style-name="Заголовок_20_1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imes New Roman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2.54cm" fo:margin-left="14.542cm"/>
        </style:list-level-properties>
        <style:text-properties style:font-name="Cambria1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vgeny Redgrave</meta:initial-creator>
    <meta:editing-cycles>79</meta:editing-cycles>
    <meta:creation-date>2020-10-04T15:54:00</meta:creation-date>
    <dc:date>2021-11-18T13:49:19.759000000</dc:date>
    <meta:editing-duration>P2DT14H41M59S</meta:editing-duration>
    <meta:generator>LibreOffice/7.1.1.2$Windows_X86_64 LibreOffice_project/fe0b08f4af1bacafe4c7ecc87ce55bb426164676</meta:generator>
    <meta:document-statistic meta:table-count="11" meta:image-count="0" meta:object-count="0" meta:page-count="9" meta:paragraph-count="188" meta:word-count="1834" meta:character-count="13812" meta:non-whitespace-character-count="121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